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cm" table:align="margins"/>
    </style:style>
    <style:style style:name="BudgetActor.A" style:family="table-column">
      <style:table-column-properties style:column-width="8.5cm" style:rel-column-width="32767*"/>
    </style:style>
    <style:style style:name="BudgetActor.B" style:family="table-column">
      <style:table-column-properties style:column-width="8.5cm" style:rel-column-width="32768*"/>
    </style:style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padding="0cm" fo:border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5491640" text:id="ct115491640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2624064" text:id="ct11262406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6038392" text:id="ct116038392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5195888" text:id="ct115195888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5834320" text:id="ct115834320">
          <text:insertion>
            <office:change-info>
              <dc:creator>Luc Saffre</dc:creator>
              <dc:date>2012-06-06T11:03:00</dc:date>
            </office:change-info>
          </text:insertion>
        </text:changed-region>
        <text:changed-region xml:id="ct115295904" text:id="ct115295904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5269296" text:id="ct115269296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780672" text:id="ct11378067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5388072" text:id="ct11538807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3062864" text:id="ct113062864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15587680" text:id="ct11558768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980600" text:id="ct11598060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6332224" text:id="ct116332224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5658760" text:id="ct11565876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658864" text:id="ct11565886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847336" text:id="ct11584733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6020528" text:id="ct11602052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6020728" text:id="ct11602072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6021128" text:id="ct11602112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222576" text:id="ct11522257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289872" text:id="ct11528987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562432" text:id="ct11556243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6139728" text:id="ct116139728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137520" text:id="ct113137520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499352" text:id="ct11349935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96512" text:id="ct11299651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780776" text:id="ct113780776">
          <text:insertion>
            <office:change-info>
              <dc:creator>Luc Saffre</dc:creator>
              <dc:date>2012-06-06T11:03:00</dc:date>
            </office:change-info>
          </text:insertion>
        </text:changed-region>
        <text:changed-region xml:id="ct116702560" text:id="ct116702560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6699968" text:id="ct116699968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13780880" text:id="ct11378088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6700168" text:id="ct116700168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nanzielle Situation / <text:change-start text:change-id="ct115491640"/>self<text:change-end text:change-id="ct115491640"/></text:h>
      <text:h text:style-name="Heading_20_2" text:outline-level="2">Allgemeine Auskünfte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12624064"/>actor.header<text:change-end text:change-id="ct112624064"/><office:annotation><dc:creator>Luc Saffre</dc:creator><dc:date>2012-06-06T11:00:52.28</dc:date><text:p text:style-name="P5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16038392"/>actor.person<text:change-end text:change-id="ct116038392"/><office:annotation><dc:creator>Luc Saffre</dc:creator><dc:date>2012-06-06T11:03:55.29</dc:date><text:p text:style-name="P5"><text:span text:style-name="T2">do text if actor.person</text:span></text:p></office:annotation><text:line-break/><text:change-start text:change-id="ct115195888"/>actor.person.address_location(', ')<text:change-end text:change-id="ct115195888"/><text:line-break/><text:change-start text:change-id="ct115834320"/>actor.person.civil_state<text:change-end text:change-id="ct115834320"/></text:p>
            <text:p text:style-name="Text_20_body"><office:annotation><dc:creator>Luc Saffre</dc:creator><dc:date>2012-06-06T11:04:42.29</dc:date><text:p text:style-name="P5"><text:span text:style-name="T2">do text if actor.household</text:span></text:p></office:annotation><text:change-start text:change-id="ct115295904"/>actor.household.address(', ')<text:change-end text:change-id="ct115295904"/> (<text:change-start text:change-id="ct115269296"/>actor.household.type<text:change-end text:change-id="ct115269296"/>)</text:p>
            <text:p text:style-name="Text_20_body">Kontakt: <text:change-start text:change-id="ct113780672"/>actor.partner.gsm<text:change-end text:change-id="ct113780672"/>, <text:change-start text:change-id="ct115388072"/>actor.partner.email<text:change-end text:change-id="ct115388072"/></text:p>
            <text:p text:style-name="Text_20_body"><text:change-start text:change-id="ct113062864"/>actor.remark<text:change-end text:change-id="ct113062864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change-start text:change-id="ct115587680"/>self.actor2.header<text:change-end text:change-id="ct115587680"/></text:p>
          </table:table-cell>
          <table:table-cell table:style-name="Table1.A1" office:value-type="string">
            <text:p text:style-name="P3"><text:change-start text:change-id="ct115980600"/>self.actor3.header<text:change-end text:change-id="ct115980600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.29</dc:date><text:p text:style-name="P5"><text:span text:style-name="T2">do table if False</text:span></text:p></office:annotation></text:p>
          </table:table-cell>
          <table:table-cell table:style-name="Table1.A1" office:value-type="string">
            <text:p text:style-name="P3"><text:change-start text:change-id="ct116332224"/>self.actor2.person<text:change-end text:change-id="ct116332224"/></text:p>
          </table:table-cell>
          <table:table-cell table:style-name="Table1.A1" office:value-type="string">
            <text:p text:style-name="P3"><text:change-start text:change-id="ct115658760"/>self.actor3.person<text:change-end text:change-id="ct115658760"/></text:p>
          </table:table-cell>
        </table:table-row>
        <table:table-row table:style-name="Table1.3">
          <table:table-cell table:style-name="Table1.A1" office:value-type="string">
            <text:p text:style-name="P3">Adresse</text:p>
          </table:table-cell>
          <table:table-cell table:style-name="Table1.A1" office:value-type="string">
            <text:p text:style-name="P3"><text:change-start text:change-id="ct115658864"/>self.actor2.partner.address_location(', ')<text:change-end text:change-id="ct115658864"/></text:p>
          </table:table-cell>
          <table:table-cell table:style-name="Table1.A1" office:value-type="string">
            <text:p text:style-name="P3"><text:change-start text:change-id="ct115847336"/>self.actor3.partner.address_location(', ')<text:change-end text:change-id="ct115847336"/></text:p>
          </table:table-cell>
        </table:table-row>
        <table:table-row table:style-name="Table1.1">
          <table:table-cell table:style-name="Table1.A1" office:value-type="string">
            <text:p text:style-name="P3">Telefon</text:p>
          </table:table-cell>
          <table:table-cell table:style-name="Table1.A1" office:value-type="string">
            <text:p text:style-name="P3"><text:change-start text:change-id="ct116020528"/>self.actor2.partner.phone<text:change-end text:change-id="ct116020528"/></text:p>
          </table:table-cell>
          <table:table-cell table:style-name="Table1.A1" office:value-type="string">
            <text:p text:style-name="Table_20_Contents"><text:change-start text:change-id="ct116020728"/>self.actor3.partner.phone<text:change-end text:change-id="ct116020728"/></text:p>
          </table:table-cell>
        </table:table-row>
        <table:table-row table:style-name="Table1.1">
          <table:table-cell table:style-name="Table1.A1" office:value-type="string">
            <text:p text:style-name="P3">e-mail</text:p>
          </table:table-cell>
          <table:table-cell table:style-name="Table1.A1" office:value-type="string">
            <text:p text:style-name="P3"><text:change-start text:change-id="ct116021128"/>self.actor2.partner.email<text:change-end text:change-id="ct116021128"/></text:p>
          </table:table-cell>
          <table:table-cell table:style-name="Table1.A1" office:value-type="string">
            <text:p text:style-name="P3"><text:change-start text:change-id="ct115222576"/>self.actor3.partner.email<text:change-end text:change-id="ct115222576"/></text:p>
          </table:table-cell>
        </table:table-row>
        <table:table-row table:style-name="Table1.1">
          <table:table-cell table:style-name="Table1.A1" office:value-type="string">
            <text:p text:style-name="P3">Geburtsdatum</text:p>
          </table:table-cell>
          <table:table-cell table:style-name="Table1.A1" office:value-type="string">
            <text:p text:style-name="P3"><text:change-start text:change-id="ct115289872"/>dtos(self.actor2.person.birth_date)<text:change-end text:change-id="ct115289872"/></text:p>
          </table:table-cell>
          <table:table-cell table:style-name="Table1.A1" office:value-type="string">
            <text:p text:style-name="Table_20_Contents"><text:change-start text:change-id="ct115562432"/>dtos(self.actor3.person.birth_date)<text:change-end text:change-id="ct115562432"/></text:p>
          </table:table-cell>
        </table:table-row>
        <table:table-row table:style-name="Table1.1">
          <table:table-cell table:style-name="Table1.A1" office:value-type="string">
            <text:p text:style-name="P3">Berufliche Lage</text:p>
          </table:table-cell>
          <table:table-cell table:style-name="Table1.A1" office:value-type="string">
            <text:p text:style-name="P3"><text:change-start text:change-id="ct116139728"/>self.actor2.remark<text:change-end text:change-id="ct116139728"/></text:p>
          </table:table-cell>
          <table:table-cell table:style-name="Table1.A1" office:value-type="string">
            <text:p text:style-name="P3"><text:change-start text:change-id="ct113137520"/>self.actor3.remark<text:change-end text:change-id="ct113137520"/></text:p>
          </table:table-cell>
        </table:table-row>
        <table:table-row table:style-name="Table1.1">
          <table:table-cell table:style-name="Table1.A1" office:value-type="string">
            <text:p text:style-name="P3">Familienstand</text:p>
          </table:table-cell>
          <table:table-cell table:style-name="Table1.A1" office:value-type="string">
            <text:p text:style-name="P3"><text:change-start text:change-id="ct113499352"/>self.actor2.person.civil_state<text:change-end text:change-id="ct113499352"/></text:p>
          </table:table-cell>
          <table:table-cell table:style-name="Table1.A1" office:value-type="string">
            <text:p text:style-name="P3"><text:change-start text:change-id="ct112996512"/>self.actor3.person.civil_state<text:change-end text:change-id="ct112996512"/></text:p>
          </table:table-cell>
        </table:table-row>
        <table:table-row table:style-name="Table1.1">
          <table:table-cell table:style-name="Table1.A1" office:value-type="string">
            <text:p text:style-name="P3">Haushaltszusammensetzun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Kinder (Namen, Geburtsdaten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ERSTGESPRÄCH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<text:change-start text:change-id="ct113780776"/>self.intro<text:change-end text:change-id="ct113780776"/></text:p>
      <text:p text:style-name="Text_20_body"/>
      <text:section text:style-name="Sect1" text:name="Section1">
        <text:h text:style-name="Heading_20_2" text:outline-level="2"><text:change-start text:change-id="ct116702560"/>group<text:change-end text:change-id="ct116702560"/></text:h>
        <text:p text:style-name="Text_20_body">bla<office:annotation><dc:creator>Luc Saffre</dc:creator><dc:date>2012-04-21T22:46:05.31</dc:date><text:p text:style-name="P5"><text:span text:style-name="T2">do section for group in self.account_groups('IEALC')</text:span></text:p></office:annotation> <office:annotation><dc:creator>Luc Saffre</dc:creator><dc:date>2012-04-21T23:35:34.32</dc:date><text:p text:style-name="P5"><text:span text:style-name="T2">do text</text:span></text:p><text:p text:style-name="P5"><text:span text:style-name="T2">from table(self.entries_by_group(ar, group))</text:span></text:p></office:annotation></text:p>
        <text:p text:style-name="Text_20_body"/>
      </text:section>
      <text:p text:style-name="Standard"/>
      <text:h text:style-name="Heading_20_2" text:outline-level="2">Zusammenfassung</text:h>
      <text:p text:style-name="Standard"><office:annotation><dc:creator>Luc Saffre</dc:creator><dc:date>2012-05-18T07:00:18.32</dc:date><text:p text:style-name="P5"><text:span text:style-name="T3">do text</text:span></text:p><text:p text:style-name="P5"><text:span text:style-name="T3">from table(ar.spawn('debts.BudgetSummary',master_instance=self))</text:span></text:p></office:annotation>bla</text:p>
      <text:p text:style-name="Standard"/>
      <text:h text:style-name="Heading_20_2" text:outline-level="2">Répartition au marc-le-franc</text:h>
      <text:p text:style-name="Standard"><office:annotation><dc:creator>Luc Saffre</dc:creator><dc:date>2012-06-03T10:58:51.32</dc:date><text:p text:style-name="P5"><text:span text:style-name="T2">do text</text:span></text:p><text:p text:style-name="P5"><text:span text:style-name="T2">from table(self.DistByBudget(ar))</text:span></text:p></office:annotation>bla</text:p>
      <text:section text:style-name="Sect1" text:name="Schlussfolgerung">
        <text:h text:style-name="Heading_20_2" text:outline-level="2"><text:soft-page-break/><office:annotation><dc:creator>Luc Saffre</dc:creator><dc:date>2012-06-06T11:09:45.34</dc:date><text:p text:style-name="P5"><text:span text:style-name="T2">do section if self.conclusion</text:span></text:p></office:annotation>Schlussfolgerung</text:h>
        <text:p text:style-name="Standard"><text:change-start text:change-id="ct116699968"/>self.conclusion<text:change-end text:change-id="ct116699968"/></text:p>
        <text:p text:style-name="Standard"/>
      </text:section>
      <text:p text:style-name="Standard"/>
      <text:p text:style-name="Standard">Name des Schuldnerberaters: <text:change-start text:change-id="ct113780880"/>self.user<text:change-end text:change-id="ct113780880"/></text:p>
      <text:p text:style-name="P1">Budget erstellt am : <text:change-start text:change-id="ct116700168"/>dtosl(self.date)<text:change-end text:change-id="ct116700168"/></text:p>
      <text:p text:style-name="P1"><text:span text:style-name="T1">Gedruckt am </text:span><text:span text:style-name="T1"><text:date style:data-style-name="N37" text:date-value="2012-06-06T14:19:05">06.06.12</text:date></text:span><text:span text:style-name="T1"> um </text:span><text:span text:style-name="T1"><text:time style:data-style-name="N41" text:time-value="2012-06-06T14:19:05">13:50:03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6-06T14:19:04.75</dc:date>
    <dc:creator>Luc Saffre</dc:creator>
    <meta:editing-duration>PT16H39M15S</meta:editing-duration>
    <meta:editing-cycles>71</meta:editing-cycles>
    <meta:generator>LibreOffice/3.4$Win32 LibreOffice_project/340m1$Build-402</meta:generator>
    <meta:document-statistic meta:table-count="2" meta:image-count="0" meta:object-count="0" meta:page-count="2" meta:paragraph-count="47" meta:word-count="84" meta:character-count="1019" meta:non-whitespace-character-count="988"/>
  </office:meta>
</office:document-meta>
</file>